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RPRequestImpl.getWindow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WSRPRequestImpl( SimplePortletWindowSession session , Request request , ConsumerEnvironment en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SRPRequestImpl.getUser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M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Clien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Navigation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PortletInsta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Form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Ses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RPRequestImpl.getCharacterEncoding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Cached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Window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Interaction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RPRequestImpl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